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95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25.46pt"/>
    </style:style>
    <style:style style:name="co5" style:family="table-column">
      <style:table-column-properties fo:break-before="auto" style:column-width="142.4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43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Roun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uessed Others</text:p>
          </table:table-cell>
          <table:table-cell table:style-name="ce4" office:value-type="string" calcext:value-type="string">
            <text:p>Others Guessed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mber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etter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lor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hap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irection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ason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lement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hase</text:p>
          </table:table-cell>
          <table:table-cell table:style-name="ce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0:58.910365367</meta:creation-date>
    <dc:date>2016-11-06T20:13:23.236258305</dc:date>
    <meta:editing-duration>PT32M23S</meta:editing-duration>
    <meta:editing-cycles>3</meta:editing-cycles>
    <meta:generator>LibreOffice/5.1.5.2$Linux_X86_64 LibreOffice_project/10m0$Build-2</meta:generator>
    <meta:document-statistic meta:table-count="1" meta:cell-count="20" meta:object-count="0"/>
  </office:meta>
</office:document-meta>
</file>